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ScopeIntegrationTests.testSingletonSco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opNamespaceHandlerScopeIntegrationTests.testSessionSco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opNamespaceHandlerScopeIntegrationTests.testRequestSco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